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Text_20_body">
      <style:text-properties fo:font-size="18pt" style:font-size-asian="18pt" style:font-size-complex="18pt"/>
    </style:style>
    <style:style style:name="P2" style:family="paragraph" style:parent-style-name="Standard">
      <style:text-properties fo:font-size="18.25pt" style:font-size-asian="16pt" style:font-size-complex="18.25pt"/>
    </style:style>
    <style:style style:name="P3" style:family="paragraph" style:parent-style-name="Standard">
      <style:text-properties fo:font-size="18.25pt" officeooo:rsid="000c78db" officeooo:paragraph-rsid="000c78db" style:font-size-asian="16pt" style:language-asian="zh" style:country-asian="CN" style:font-size-complex="18.25pt"/>
    </style:style>
    <style:style style:name="P4" style:family="paragraph" style:parent-style-name="Heading_20_4">
      <style:text-properties fo:font-size="18pt" style:font-size-asian="18pt" style:font-size-complex="18pt"/>
    </style:style>
    <style:style style:name="P5" style:family="paragraph" style:parent-style-name="Table_20_Contents">
      <style:text-properties fo:font-size="18.25pt" officeooo:rsid="000a8c62" officeooo:paragraph-rsid="000a8c62" style:font-size-asian="16pt" style:font-size-complex="18.25pt"/>
    </style:style>
    <style:style style:name="P6" style:family="paragraph" style:parent-style-name="Table_20_Contents">
      <style:text-properties fo:font-size="18.25pt" officeooo:rsid="000b335d" officeooo:paragraph-rsid="000b335d" style:font-size-asian="16pt" style:font-size-complex="18.25pt"/>
    </style:style>
    <style:style style:name="P7" style:family="paragraph" style:parent-style-name="Table_20_Contents">
      <style:text-properties fo:font-size="18.25pt" officeooo:rsid="000c78db" officeooo:paragraph-rsid="000c78db" style:font-size-asian="16pt" style:font-size-complex="18.2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weight="bold"/>
    </style:style>
    <style:style style:name="T4" style:family="text">
      <style:text-properties style:font-name="Calibri"/>
    </style:style>
    <style:style style:name="T5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4"><text:span text:style-name="T2">　</text:span><text:span text:style-name="T3">DOM4J</text:span><text:span text:style-name="T2">获取</text:span><text:span text:style-name="T3">Document</text:span><text:span text:style-name="T2">对象</text:span></text:h>
      <text:p text:style-name="P1"><text:span text:style-name="T1">　　使用</text:span>DOM4J<text:span text:style-name="T1">来加载</text:span><text:span text:style-name="T4">XML</text:span><text:span text:style-name="T1">文档，需要先获取</text:span><text:span text:style-name="T4">SAXReader</text:span><text:span text:style-name="T1">对象，然后通过</text:span><text:span text:style-name="T4">SAXReader</text:span><text:span text:style-name="T1">对象的</text:span><text:span text:style-name="T4">read()</text:span><text:span text:style-name="T1">方法来加载</text:span><text:span text:style-name="T4">XML</text:span><text:span text:style-name="T1">文档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//创建xml文档读取dom4对象</text:p>
            <text:p text:style-name="P5"><text:tab/>SAXReader reader =new SAXReader();</text:p>
            <text:p text:style-name="P5"><text:tab/>try {</text:p>
            <text:p text:style-name="P5"><text:tab/><text:tab/>//创建文档流</text:p>
            <text:p text:style-name="P5"><text:tab/><text:tab/>FileInputStream in=new FileInputStream("src/dom4_test/person.xml");</text:p>
            <text:p text:style-name="P5"><text:tab/><text:tab/>//读取文档,返回文档对象</text:p>
            <text:p text:style-name="P5"><text:tab/><text:tab/><text:span text:style-name="T5">Document </text:span>doc=reader.read(in);</text:p>
            <text:p text:style-name="P5"><text:tab/><text:tab/>//获得文档对象的根元素</text:p>
            <text:p text:style-name="P5"><text:tab/><text:tab/><text:span text:style-name="T5">Element</text:span> root=doc.getRootElement();</text:p>
            <text:p text:style-name="P5"><text:tab/><text:tab/>//获得元素名称</text:p>
            <text:p text:style-name="P5"><text:tab/><text:tab/>String name=root.getName();</text:p>
            <text:p text:style-name="P5"><text:tab/><text:tab/>System.out.println(name);</text:p>
            <text:p text:style-name="P5"><text:tab/><text:tab/>//获得根元素下的孩子元素</text:p>
            <text:p text:style-name="P5"><text:tab/><text:tab/>List&lt;Element&gt; elist=root.elements("person");</text:p>
            <text:p text:style-name="P5"><text:tab/><text:tab/>for(Element em:elist){</text:p>
            <text:p text:style-name="P5"><text:tab/><text:tab/><text:tab/>//获得每一个person的元素</text:p>
            <text:p text:style-name="P5"><text:tab/><text:tab/><text:tab/>String ename=em.getName();</text:p>
            <text:p text:style-name="P5"><text:tab/><text:tab/><text:tab/>System.out.print(ename);</text:p>
            <text:p text:style-name="P5"><text:tab/><text:tab/><text:tab/>List&lt;Element&gt; elis1=em.elements();</text:p>
            <text:p text:style-name="P5"><text:tab/><text:tab/><text:tab/>for(Element em1:elis1){</text:p>
            <text:p text:style-name="P5"><text:tab/><text:tab/><text:tab/><text:tab/>//获得子元素名称</text:p>
            <text:p text:style-name="P5"><text:tab/><text:tab/><text:tab/><text:tab/>String pname=em1.getName();</text:p>
            <text:p text:style-name="P5"><text:tab/><text:tab/><text:tab/><text:tab/>//获得子元素的文本</text:p>
            <text:p text:style-name="P5"><text:tab/><text:tab/><text:tab/><text:tab/>String ptest=em1.getText();</text:p>
            <text:p text:style-name="P5"><text:tab/><text:tab/><text:tab/><text:tab/>System.out.println("元素名"+pname+" <text:s text:c="2"/>文本"+ptest);</text:p>
            <text:p text:style-name="P5"><text:tab/><text:tab/><text:tab/>}</text:p>
            <text:p text:style-name="P5"><text:tab/><text:tab/>}</text:p>
            <text:p text:style-name="P5"/>
            <text:p text:style-name="P6"><text:soft-page-break/>//根据属性名获得属性对象</text:p>
            <text:p text:style-name="P6"/>
            <text:p text:style-name="P6"><text:tab/><text:tab/>/*<text:span text:style-name="T5">Attribute</text:span> attid=e.attribute("id");</text:p>
            <text:p text:style-name="P6"><text:tab/><text:tab/><text:tab/>Attribute attgender=e.attribute("gender");*/</text:p>
          </table:table-cell>
        </table:table-row>
      </table:table>
      <text:p text:style-name="P2"/>
      <text:p text:style-name="P3">读取xml中的元素写入到对象集合中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//遍历子元素</text:p>
            <text:p text:style-name="P7"><text:tab/><text:tab/>for(Element e :elist){</text:p>
            <text:p text:style-name="P7"><text:tab/><text:tab/><text:tab/>//获得元素名</text:p>
            <text:p text:style-name="P7"><text:tab/><text:tab/><text:tab/>String ename=e.getName();</text:p>
            <text:p text:style-name="P7"><text:tab/><text:tab/> <text:s text:c="3"/>String idval=e.attributeValue("id");</text:p>
            <text:p text:style-name="P7"><text:tab/><text:tab/><text:tab/>String genderval=e.attributeValue("gender");</text:p>
            <text:p text:style-name="P7"><text:tab/><text:tab/>//创建person对象</text:p>
            <text:p text:style-name="P7"><text:tab/><text:tab/> <text:s/>person p=new person();</text:p>
            <text:p text:style-name="P7"><text:tab/><text:tab/><text:tab/>p.setId(new Integer(idval));</text:p>
            <text:p text:style-name="P7"><text:tab/><text:tab/><text:tab/>p.setGender(genderval);</text:p>
            <text:p text:style-name="P7"><text:tab/><text:tab/>//根据父元素获得指定名称的子元素的文本</text:p>
            <text:p text:style-name="P7"><text:tab/><text:tab/><text:tab/>String nametext=e.elementText("name");</text:p>
            <text:p text:style-name="P7"><text:tab/><text:tab/><text:tab/>String agetext=e.elementText("age");</text:p>
            <text:p text:style-name="P7"><text:tab/><text:tab/><text:tab/>String addresstext =e.elementText("address");</text:p>
            <text:p text:style-name="P7"><text:tab/><text:tab/><text:tab/>p.setName(nametext);</text:p>
            <text:p text:style-name="P7"><text:tab/><text:tab/><text:tab/>p.setAge(new Integer(agetext));</text:p>
            <text:p text:style-name="P7"><text:tab/><text:tab/><text:tab/>p.setAddress(addresstext);</text:p>
            <text:p text:style-name="P7"><text:tab/><text:tab/><text:tab/>//把对象加入集合</text:p>
            <text:p text:style-name="P7"><text:tab/><text:tab/><text:tab/>plist.add(p)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43S</meta:editing-duration>
    <meta:editing-cycles>5</meta:editing-cycles>
    <meta:generator>LibreOffice/5.3.0.3$Windows_X86_64 LibreOffice_project/7074905676c47b82bbcfbea1aeefc84afe1c50e1</meta:generator>
    <dc:date>2018-03-07T16:15:13.922000000</dc:date>
    <meta:document-statistic meta:table-count="2" meta:image-count="0" meta:object-count="0" meta:page-count="2" meta:paragraph-count="52" meta:word-count="273" meta:character-count="1387" meta:non-whitespace-character-count="1224"/>
    <meta:user-defined meta:name="Info 1"/>
    <meta:user-defined meta:name="Info 2"/>
    <meta:user-defined meta:name="Info 3"/>
    <meta:user-defined meta:name="Info 4"/>
  </office:meta>
</office:document-meta>
</file>